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P2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0e91biutajz"/><text:bookmark-end text:name="h.90e91biutajz"/><text:span text:style-name="T1_1">Open</text:span><text:span text:style-name="T1_2"><text:s/></text:span><text:span text:style-name="T1_3">Source</text:span><text:span text:style-name="T1_4"><text:s/></text:span><text:span text:style-name="T1_5">Software</text:span><text:span text:style-name="T1_6"><text:s/></text:span><text:span text:style-name="T1_7">Documentation</text:span><text:span text:style-name="T1_8"><text:s/></text:span><text:span text:style-name="T1_9">Continuous</text:span><text:span text:style-name="T1_10"><text:s/></text:span><text:span text:style-name="T1_11">Improvement</text:span><text:span text:style-name="T1_12"><text:s/></text:span><text:span text:style-name="T1_13">using</text:span><text:span text:style-name="T1_14"><text:s/></text:span><text:span text:style-name="T1_15">Google</text:span><text:span text:style-name="T1_16"><text:s/></text:span><text:span text:style-name="T1_17">Docs</text:span><text:span text:style-name="T1_18">,<text:s/></text:span><text:span text:style-name="T1_19">Github</text:span><text:span text:style-name="T1_20"><text:s/></text:span><text:span text:style-name="T1_21">and</text:span><text:span text:style-name="T1_22"><text:s/></text:span><text:span text:style-name="T1_23">Gerrit</text:span></text:p>
      <text:p text:style-name="P2"/>
      <text:p text:style-name="P3"/>
      <text:h text:style-name="P4" text:outline-level="10"><text:bookmark-start text:name="h.xn9uzq2y4603"/><text:bookmark-end text:name="h.xn9uzq2y4603"/><text:span text:style-name="T4_1">Technical</text:span><text:span text:style-name="T4_2"><text:s/></text:span><text:span text:style-name="T4_3">implementation</text:span><text:span text:style-name="T4_4"><text:s/></text:span><text:span text:style-name="T4_5">of</text:span><text:span text:style-name="T4_6"><text:s/></text:span><text:span text:style-name="T4_7">a</text:span><text:span text:style-name="T4_8"><text:s/></text:span><text:span text:style-name="T4_9">DevOps</text:span><text:span text:style-name="T4_10"><text:s/></text:span><text:span text:style-name="T4_11">Continuous</text:span><text:span text:style-name="T4_12"><text:s/></text:span><text:span text:style-name="T4_13">Improvement</text:span><text:span text:style-name="T4_14"><text:s/></text:span><text:span text:style-name="T4_15">methodology</text:span><text:span text:style-name="T4_16"><text:s/></text:span><text:span text:style-name="T4_17">to</text:span><text:span text:style-name="T4_18"><text:s/></text:span><text:span text:style-name="T4_19">create</text:span><text:span text:style-name="T4_20"><text:s/></text:span><text:span text:style-name="T4_21">collaborative</text:span><text:span text:style-name="T4_22"><text:s/></text:span><text:span text:style-name="T4_23">software</text:span><text:span text:style-name="T4_24"><text:s/></text:span><text:span text:style-name="T4_25">documentation</text:span><text:span text:style-name="T4_26">.<text:s/></text:span></text:h>
      <text:p text:style-name="P5"><text:span text:style-name="T5_1">The</text:span><text:span text:style-name="T5_2"><text:s/></text:span><text:span text:style-name="T5_3">following</text:span><text:span text:style-name="T5_4"><text:s/></text:span><text:span text:style-name="T5_5">document</text:span><text:span text:style-name="T5_6"><text:s/></text:span><text:span text:style-name="T5_7">outlines</text:span><text:span text:style-name="T5_8"><text:s/></text:span><text:span text:style-name="T5_9">the</text:span><text:span text:style-name="T5_10"><text:s/></text:span><text:span text:style-name="T5_11">theory</text:span><text:span text:style-name="T5_12"><text:s/></text:span><text:span text:style-name="T5_13">behind</text:span><text:span text:style-name="T5_14"><text:s/></text:span><text:span text:style-name="T5_15">CI</text:span><text:span text:style-name="T5_16"><text:s/></text:span><text:span text:style-name="T5_17">for</text:span><text:span text:style-name="T5_18"><text:s/></text:span><text:span text:style-name="T5_19">google</text:span><text:span text:style-name="T5_20"><text:s/></text:span><text:span text:style-name="T5_21">docs</text:span><text:span text:style-name="T5_22"><text:s/></text:span><text:span text:style-name="T5_23">with</text:span><text:span text:style-name="T5_24"><text:s/></text:span><text:span text:style-name="T5_25">github</text:span><text:span text:style-name="T5_26"><text:s/></text:span><text:span text:style-name="T5_27">and</text:span><text:span text:style-name="T5_28"><text:s/></text:span><text:span text:style-name="T5_29">gerrit</text:span><text:span text:style-name="T5_30"><text:s/></text:span><text:span text:style-name="T5_31">addition</text:span><text:span text:style-name="T5_32">.</text:span></text:p>
      <text:p text:style-name="P6"/>
      <text:p text:style-name="P7"><text:span text:style-name="T7_1">The</text:span><text:span text:style-name="T7_2"><text:s/></text:span><text:span text:style-name="T7_3">rationale</text:span><text:span text:style-name="T7_4"><text:s/></text:span><text:span text:style-name="T7_5">is</text:span><text:span text:style-name="T7_6"><text:s/></text:span><text:span text:style-name="T7_7">the</text:span><text:span text:style-name="T7_8"><text:s/></text:span><text:span text:style-name="T7_9">use</text:span><text:span text:style-name="T7_10"><text:s/></text:span><text:span text:style-name="T7_11">of</text:span><text:span text:style-name="T7_12"><text:s/></text:span><text:span text:style-name="T7_13">googledocs</text:span><text:span text:style-name="T7_14"><text:s/></text:span><text:span text:style-name="T7_15">for</text:span><text:span text:style-name="T7_16"><text:s/></text:span><text:span text:style-name="T7_17">collaborative</text:span><text:span text:style-name="T7_18"><text:s/></text:span><text:span text:style-name="T7_19">document</text:span><text:span text:style-name="T7_20"><text:s/></text:span><text:span text:style-name="T7_21">editing</text:span><text:span text:style-name="T7_22"><text:s/></text:span><text:span text:style-name="T7_23">and</text:span><text:span text:style-name="T7_24"><text:s/></text:span><text:span text:style-name="T7_25">creation</text:span><text:span text:style-name="T7_26">.<text:s/></text:span><text:span text:style-name="T7_27">A</text:span><text:span text:style-name="T7_28"><text:s/></text:span><text:span text:style-name="T7_29">project</text:span><text:span text:style-name="T7_30"><text:s/></text:span><text:span text:style-name="T7_31">documentation</text:span><text:span text:style-name="T7_32"><text:s/></text:span><text:span text:style-name="T7_33">artefact</text:span><text:span text:style-name="T7_34"><text:s/></text:span><text:span text:style-name="T7_35">is</text:span><text:span text:style-name="T7_36"><text:s/></text:span><text:span text:style-name="T7_37">collaboratively</text:span><text:span text:style-name="T7_38"><text:s/></text:span><text:span text:style-name="T7_39">written</text:span><text:span text:style-name="T7_40"><text:s/></text:span><text:span text:style-name="T7_41">and</text:span><text:span text:style-name="T7_42"><text:s/></text:span><text:span text:style-name="T7_43">continuously</text:span><text:span text:style-name="T7_44"><text:s/></text:span><text:span text:style-name="T7_45">pushed</text:span><text:span text:style-name="T7_46"><text:s/></text:span><text:span text:style-name="T7_47">to</text:span><text:span text:style-name="T7_48"><text:s/></text:span><text:span text:style-name="T7_49">a</text:span><text:span text:style-name="T7_50"><text:s/></text:span><text:span text:style-name="T7_51">github</text:span><text:span text:style-name="T7_52"><text:s/></text:span><text:span text:style-name="T7_53">repo</text:span><text:span text:style-name="T7_54"><text:s/></text:span><text:span text:style-name="T7_55">on</text:span><text:span text:style-name="T7_56"><text:s/></text:span><text:span text:style-name="T7_57">change</text:span><text:span text:style-name="T7_58">,<text:s/></text:span><text:span text:style-name="T7_59">Gerrit</text:span><text:span text:style-name="T7_60"><text:s/></text:span><text:span text:style-name="T7_61">is</text:span><text:span text:style-name="T7_62"><text:s/></text:span><text:span text:style-name="T7_63">used</text:span><text:span text:style-name="T7_64"><text:s/></text:span><text:span text:style-name="T7_65">to</text:span><text:span text:style-name="T7_66"><text:s/></text:span><text:span text:style-name="T7_67">approve</text:span><text:span text:style-name="T7_68"><text:s/></text:span><text:span text:style-name="T7_69">and</text:span><text:span text:style-name="T7_70"><text:s/></text:span><text:span text:style-name="T7_71">track</text:span><text:span text:style-name="T7_72"><text:s/></text:span><text:span text:style-name="T7_73">the</text:span><text:span text:style-name="T7_74"><text:s/></text:span><text:span text:style-name="T7_75">changed</text:span><text:span text:style-name="T7_76"><text:s/></text:span><text:span text:style-name="T7_77">documentation</text:span><text:span text:style-name="T7_78">.<text:s/></text:span><text:span text:style-name="T7_79">The</text:span><text:span text:style-name="T7_80"><text:s/></text:span><text:span text:style-name="T7_81">commits</text:span><text:span text:style-name="T7_82"><text:s/></text:span><text:span text:style-name="T7_83">could</text:span><text:span text:style-name="T7_84"><text:s/></text:span><text:span text:style-name="T7_85">be</text:span><text:span text:style-name="T7_86"><text:s/></text:span><text:span text:style-name="T7_87">daily</text:span><text:span text:style-name="T7_88">/</text:span><text:span text:style-name="T7_89">nightly</text:span><text:span text:style-name="T7_90"><text:s/></text:span><text:span text:style-name="T7_91">or</text:span><text:span text:style-name="T7_92"><text:s/></text:span><text:span text:style-name="T7_93">by</text:span><text:span text:style-name="T7_94"><text:s/></text:span><text:span text:style-name="T7_95">the</text:span><text:span text:style-name="T7_96"><text:s/></text:span><text:span text:style-name="T7_97">minute</text:span><text:span text:style-name="T7_98">,<text:s/></text:span><text:span text:style-name="T7_99">depending</text:span><text:span text:style-name="T7_100"><text:s/></text:span><text:span text:style-name="T7_101">on</text:span><text:span text:style-name="T7_102"><text:s/></text:span><text:span text:style-name="T7_103">change</text:span><text:span text:style-name="T7_104"><text:s/></text:span><text:span text:style-name="T7_105">and</text:span><text:span text:style-name="T7_106"><text:s/></text:span><text:span text:style-name="T7_107">approval</text:span><text:span text:style-name="T7_108"><text:s/></text:span><text:span text:style-name="T7_109">cadence</text:span><text:span text:style-name="T7_110">.<text:s text:c="2"/></text:span></text:p>
      <text:p text:style-name="P8"/>
      <text:p text:style-name="P9"><text:span text:style-name="T9_1">Technology</text:span><text:span text:style-name="T9_2"><text:s/></text:span><text:span text:style-name="T9_3">used</text:span><text:span text:style-name="T9_4">:<text:s/></text:span></text:p>
      <text:p text:style-name="P10"/>
      <text:list text:style-name="LS1" xml:id="list0">
        <text:list-item>
          <text:p text:style-name="P11"><text:span text:style-name="T11_1">Google</text:span><text:span text:style-name="T11_2"><text:s/></text:span><text:span text:style-name="T11_3">Docs</text:span><text:span text:style-name="T11_4">:<text:s/></text:span><text:span text:style-name="T11_5">Collaborative</text:span><text:span text:style-name="T11_6"><text:s/></text:span><text:span text:style-name="T11_7">editing</text:span><text:span text:style-name="T11_8"><text:s/></text:span><text:span text:style-name="T11_9">of</text:span><text:span text:style-name="T11_10"><text:s/></text:span><text:span text:style-name="T11_11">documentation</text:span><text:span text:style-name="T11_12">.<text:s/></text:span></text:p>
        </text:list-item>
        <text:list-item>
          <text:p text:style-name="P12"><text:span text:style-name="T12_1">Go</text:span><text:span text:style-name="T12_2"><text:s/></text:span><text:span text:style-name="T12_3">drive</text:span><text:span text:style-name="T12_4"><text:s/></text:span><text:span text:style-name="T12_5">script</text:span><text:span text:style-name="T12_6"><text:s/></text:span><text:span text:style-name="T12_7">for</text:span><text:span text:style-name="T12_8"><text:s/></text:span><text:span text:style-name="T12_9">collection</text:span><text:span text:style-name="T12_10"><text:s/></text:span><text:span text:style-name="T12_11">of</text:span><text:span text:style-name="T12_12"><text:s/></text:span><text:span text:style-name="T12_13">google</text:span><text:span text:style-name="T12_14"><text:s/></text:span><text:span text:style-name="T12_15">docs</text:span><text:span text:style-name="T12_16"><text:s/></text:span><text:span text:style-name="T12_17">on</text:span><text:span text:style-name="T12_18"><text:s/></text:span><text:span text:style-name="T12_19">change</text:span><text:span text:style-name="T12_20"><text:s/></text:span></text:p>
        </text:list-item>
        <text:list-item>
          <text:p text:style-name="P13"><text:span text:style-name="T13_1">Github</text:span><text:span text:style-name="T13_2"><text:s/></text:span><text:span text:style-name="T13_3">for</text:span><text:span text:style-name="T13_4"><text:s/></text:span><text:span text:style-name="T13_5">storage</text:span><text:span text:style-name="T13_6"><text:s/></text:span><text:span text:style-name="T13_7">of</text:span><text:span text:style-name="T13_8"><text:s/></text:span><text:span text:style-name="T13_9">the</text:span><text:span text:style-name="T13_10"><text:s/></text:span><text:span text:style-name="T13_11">docs</text:span><text:span text:style-name="T13_12"><text:s/></text:span><text:span text:style-name="T13_13">versions</text:span><text:span text:style-name="T13_14">,<text:s/></text:span><text:span text:style-name="T13_15">or</text:span><text:span text:style-name="T13_16"><text:s/></text:span><text:span text:style-name="T13_17">as</text:span><text:span text:style-name="T13_18"><text:s/></text:span><text:span text:style-name="T13_19">a</text:span><text:span text:style-name="T13_20"><text:s/></text:span><text:span text:style-name="T13_21">target</text:span><text:span text:style-name="T13_22"><text:s/></text:span><text:span text:style-name="T13_23">project</text:span><text:span text:style-name="T13_24"><text:s/></text:span><text:span text:style-name="T13_25">for</text:span><text:span text:style-name="T13_26"><text:s/></text:span><text:span text:style-name="T13_27">documentation</text:span><text:span text:style-name="T13_28"><text:s/></text:span><text:span text:style-name="T13_29">generation</text:span><text:span text:style-name="T13_30">.<text:s/></text:span></text:p>
        </text:list-item>
      </text:list>
      <text:p text:style-name="P14"/>
      <text:p text:style-name="P15"><text:span text:style-name="T15_1">The</text:span><text:span text:style-name="T15_2"><text:s/></text:span><text:span text:style-name="T15_3">Workflow</text:span><text:span text:style-name="T15_4"><text:s/></text:span><text:span text:style-name="T15_5">for</text:span><text:span text:style-name="T15_6"><text:s/></text:span><text:span text:style-name="T15_7">documents</text:span><text:span text:style-name="T15_8">:<text:s/></text:span></text:p>
      <text:p text:style-name="P16"/>
      <text:p text:style-name="P17"><text:span text:style-name="T17_1">Googledocs</text:span><text:span text:style-name="T17_2"><text:s/>-&gt;<text:s/></text:span><text:span text:style-name="T17_3">Gerrit</text:span><text:span text:style-name="T17_4"><text:s/>-&gt;<text:s/></text:span><text:span text:style-name="T17_5">Voted</text:span><text:span text:style-name="T17_6"><text:s/></text:span><text:span text:style-name="T17_7">Approval</text:span><text:span text:style-name="T17_8"><text:s/>-&gt;<text:s/></text:span><text:span text:style-name="T17_9">Github</text:span><text:span text:style-name="T17_10"><text:s/>-&gt;<text:s/></text:span><text:span text:style-name="T17_11">Distribution</text:span></text:p>
      <text:p text:style-name="P18"/>
      <text:p text:style-name="P19"><text:span text:style-name="T19_1">The</text:span><text:span text:style-name="T19_2"><text:s/></text:span><text:span text:style-name="T19_3">following</text:span><text:span text:style-name="T19_4"><text:s/></text:span><text:span text:style-name="T19_5">line</text:span><text:span text:style-name="T19_6"><text:s/></text:span><text:span text:style-name="T19_7">is</text:span><text:span text:style-name="T19_8"><text:s/></text:span><text:span text:style-name="T19_9">a</text:span><text:span text:style-name="T19_10"><text:s/></text:span><text:span text:style-name="T19_11">test</text:span><text:span text:style-name="T19_12"><text:s/></text:span><text:span text:style-name="T19_13">update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